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3816" calcext:value-type="float">
            <text:p>381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9:43:42.403540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09-27T19:48:13.442053402</dc:date>
    <meta:editing-duration>PT2H6M</meta:editing-duration>
    <meta:editing-cycles>51</meta:editing-cycles>
    <meta:document-statistic meta:table-count="1" meta:cell-count="1186" meta:object-count="0"/>
  </office:meta>
</office:document-meta>
</file>